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5071in" svg:y="2.1717in">
            <draw:object draw:notify-on-update-of-ranges="Sheet1.K2:Sheet1.K9 Sheet1.L1:Sheet1.L1 Sheet1.L2:Sheet1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MERR</text:p>
          </table:table-cell>
          <table:table-cell table:style-name="ce2" office:value-type="string">
            <text:p>RMAG</text:p>
          </table:table-cell>
          <table:table-cell table:style-name="ce2" office:value-type="string">
            <text:p>RMERR</text:p>
          </table:table-cell>
          <table:table-cell office:value-type="string">
            <text:p>DELTA</text:p>
          </table:table-cell>
          <table:table-cell table:style-name="ce2" office:value-type="string">
            <text:p>MAG_V</text:p>
          </table:table-cell>
          <table:table-cell table:style-name="ce2" office:value-type="string">
            <text:p>MERR_V</text:p>
          </table:table-cell>
          <table:table-cell/>
          <table:table-cell office:value-type="string">
            <text:p>Date</text:p>
          </table:table-cell>
          <table:table-cell office:value-type="string">
            <text:p>Delta</text:p>
          </table:table-cell>
          <table:table-cell office:value-type="string">
            <text:p>B_MAG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19.195">
            <text:p>19.195</text:p>
          </table:table-cell>
          <table:table-cell table:style-name="ce1" office:value-type="float" office:value="0.006">
            <text:p>0.006</text:p>
          </table:table-cell>
          <table:table-cell office:value-type="float" office:value="14.474">
            <text:p>14.474</text:p>
          </table:table-cell>
          <table:table-cell office:value-type="float" office:value="0.083">
            <text:p>0.083</text:p>
          </table:table-cell>
          <table:table-cell table:style-name="ce2" table:formula="of:=[.B2]-[.D2]" office:value-type="float" office:value="4.721">
            <text:p>4.721</text:p>
          </table:table-cell>
          <table:table-cell table:style-name="ce2"/>
          <table:table-cell table:number-columns-repeated="2"/>
          <table:table-cell office:value-type="float" office:value="150505">
            <text:p>150505</text:p>
          </table:table-cell>
          <table:table-cell office:value-type="float" office:value="5.654">
            <text:p>5.654</text:p>
          </table:table-cell>
          <table:table-cell office:value-type="float" office:value="17.783">
            <text:p>17.783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18.673">
            <text:p>18.673</text:p>
          </table:table-cell>
          <table:table-cell table:style-name="ce1" office:value-type="float" office:value="0.005">
            <text:p>0.005</text:p>
          </table:table-cell>
          <table:table-cell office:value-type="float" office:value="14.246">
            <text:p>14.246</text:p>
          </table:table-cell>
          <table:table-cell office:value-type="float" office:value="0.076">
            <text:p>0.076</text:p>
          </table:table-cell>
          <table:table-cell table:style-name="ce2" table:formula="of:=[.B3]-[.D3]" office:value-type="float" office:value="4.427">
            <text:p>4.427</text:p>
          </table:table-cell>
          <table:table-cell table:number-columns-repeated="3"/>
          <table:table-cell office:value-type="float" office:value="150507">
            <text:p>150507</text:p>
          </table:table-cell>
          <table:table-cell office:value-type="float" office:value="5.429">
            <text:p>5.429</text:p>
          </table:table-cell>
          <table:table-cell office:value-type="float" office:value="17.95">
            <text:p>17.95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21.78">
            <text:p>21.78</text:p>
          </table:table-cell>
          <table:table-cell table:style-name="ce1" office:value-type="float" office:value="0.054">
            <text:p>0.054</text:p>
          </table:table-cell>
          <table:table-cell office:value-type="float" office:value="16.562">
            <text:p>16.562</text:p>
          </table:table-cell>
          <table:table-cell office:value-type="float" office:value="0.056">
            <text:p>0.056</text:p>
          </table:table-cell>
          <table:table-cell table:style-name="ce2" table:formula="of:=[.B4]-[.D4]" office:value-type="float" office:value="5.218">
            <text:p>5.218</text:p>
          </table:table-cell>
          <table:table-cell table:style-name="ce2"/>
          <table:table-cell table:number-columns-repeated="2"/>
          <table:table-cell office:value-type="float" office:value="150509">
            <text:p>150509</text:p>
          </table:table-cell>
          <table:table-cell office:value-type="float" office:value="5.334">
            <text:p>5.334</text:p>
          </table:table-cell>
          <table:table-cell office:value-type="float" office:value="17.714">
            <text:p>17.714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19.583">
            <text:p>19.583</text:p>
          </table:table-cell>
          <table:table-cell table:style-name="ce1" office:value-type="float" office:value="0.007">
            <text:p>0.007</text:p>
          </table:table-cell>
          <table:table-cell office:value-type="float" office:value="15.146">
            <text:p>15.146</text:p>
          </table:table-cell>
          <table:table-cell office:value-type="float" office:value="0.048">
            <text:p>0.048</text:p>
          </table:table-cell>
          <table:table-cell table:style-name="ce2" table:formula="of:=[.B5]-[.D5]" office:value-type="float" office:value="4.437">
            <text:p>4.437</text:p>
          </table:table-cell>
          <table:table-cell table:style-name="ce2"/>
          <table:table-cell table:number-columns-repeated="2"/>
          <table:table-cell office:value-type="float" office:value="150519">
            <text:p>150519</text:p>
          </table:table-cell>
          <table:table-cell office:value-type="float" office:value="4.783">
            <text:p>4.783</text:p>
          </table:table-cell>
          <table:table-cell office:value-type="float" office:value="17.484">
            <text:p>17.484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20.344">
            <text:p>20.344</text:p>
          </table:table-cell>
          <table:table-cell table:style-name="ce1" office:value-type="float" office:value="0.014">
            <text:p>0.014</text:p>
          </table:table-cell>
          <table:table-cell office:value-type="float" office:value="16.475">
            <text:p>16.475</text:p>
          </table:table-cell>
          <table:table-cell office:value-type="float" office:value="0.141">
            <text:p>0.141</text:p>
          </table:table-cell>
          <table:table-cell table:style-name="ce2" table:formula="of:=[.B6]-[.D6]" office:value-type="float" office:value="3.869">
            <text:p>3.869</text:p>
          </table:table-cell>
          <table:table-cell table:style-name="ce2"/>
          <table:table-cell table:number-columns-repeated="2"/>
          <table:table-cell office:value-type="float" office:value="150525">
            <text:p>150525</text:p>
          </table:table-cell>
          <table:table-cell office:value-type="float" office:value="5.592">
            <text:p>5.592</text:p>
          </table:table-cell>
          <table:table-cell office:value-type="float" office:value="17.973">
            <text:p>17.973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19.945">
            <text:p>19.945</text:p>
          </table:table-cell>
          <table:table-cell table:style-name="ce1" office:value-type="float" office:value="0.011">
            <text:p>0.011</text:p>
          </table:table-cell>
          <table:table-cell office:value-type="float" office:value="15.593">
            <text:p>15.593</text:p>
          </table:table-cell>
          <table:table-cell office:value-type="float" office:value="0.022">
            <text:p>0.022</text:p>
          </table:table-cell>
          <table:table-cell table:style-name="ce2" table:formula="of:=[.B7]-[.D7]" office:value-type="float" office:value="4.352">
            <text:p>4.352</text:p>
          </table:table-cell>
          <table:table-cell table:style-name="ce2"/>
          <table:table-cell table:number-columns-repeated="2"/>
          <table:table-cell office:value-type="float" office:value="150528">
            <text:p>150528</text:p>
          </table:table-cell>
          <table:table-cell office:value-type="float" office:value="5.424">
            <text:p>5.424</text:p>
          </table:table-cell>
          <table:table-cell office:value-type="float" office:value="17.828">
            <text:p>17.828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17.33">
            <text:p>17.33</text:p>
          </table:table-cell>
          <table:table-cell table:style-name="ce1" office:value-type="float" office:value="0.003">
            <text:p>0.003</text:p>
          </table:table-cell>
          <table:table-cell office:value-type="float" office:value="12.571">
            <text:p>12.571</text:p>
          </table:table-cell>
          <table:table-cell office:value-type="float" office:value="0.08">
            <text:p>0.08</text:p>
          </table:table-cell>
          <table:table-cell table:style-name="ce2" table:formula="of:=[.B8]-[.D8]" office:value-type="float" office:value="4.759">
            <text:p>4.759</text:p>
          </table:table-cell>
          <table:table-cell table:style-name="ce2"/>
          <table:table-cell table:number-columns-repeated="2"/>
          <table:table-cell office:value-type="float" office:value="150531">
            <text:p>150531</text:p>
          </table:table-cell>
          <table:table-cell office:value-type="float" office:value="4.605">
            <text:p>4.605</text:p>
          </table:table-cell>
          <table:table-cell office:value-type="float" office:value="17.513">
            <text:p>17.51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.118">
            <text:p>22.118</text:p>
          </table:table-cell>
          <table:table-cell office:value-type="float" office:value="0.076">
            <text:p>0.076</text:p>
          </table:table-cell>
          <table:table-cell table:number-columns-repeated="3"/>
          <table:table-cell table:style-name="ce2" table:formula="of:=[.B9]-[.F16]" office:value-type="float" office:value="17.5127272727273">
            <text:p>17.5127272727</text:p>
          </table:table-cell>
          <table:table-cell table:number-columns-repeated="2"/>
          <table:table-cell office:value-type="float" office:value="150603">
            <text:p>150603</text:p>
          </table:table-cell>
          <table:table-cell office:value-type="float" office:value="5.103">
            <text:p>5.103</text:p>
          </table:table-cell>
          <table:table-cell office:value-type="float" office:value="17.754">
            <text:p>17.754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22.395">
            <text:p>22.395</text:p>
          </table:table-cell>
          <table:table-cell table:style-name="ce1" office:value-type="float" office:value="0.094">
            <text:p>0.094</text:p>
          </table:table-cell>
          <table:table-cell table:number-columns-repeated="2" office:value-type="string">
            <text:p>N/A</text:p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21.509">
            <text:p>21.509</text:p>
          </table:table-cell>
          <table:table-cell table:style-name="ce1" office:value-type="float" office:value="0.036">
            <text:p>0.036</text:p>
          </table:table-cell>
          <table:table-cell office:value-type="float" office:value="16.699">
            <text:p>16.699</text:p>
          </table:table-cell>
          <table:table-cell office:value-type="float" office:value="0.057">
            <text:p>0.057</text:p>
          </table:table-cell>
          <table:table-cell table:style-name="ce2" table:formula="of:=[.B11]-[.D11]" office:value-type="float" office:value="4.81">
            <text:p>4.81</text:p>
          </table:table-cell>
          <table:table-cell table:style-name="ce2"/>
          <table:table-cell table:number-columns-repeated="5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19.19">
            <text:p>19.19</text:p>
          </table:table-cell>
          <table:table-cell table:style-name="ce1" office:value-type="float" office:value="0.006">
            <text:p>0.006</text:p>
          </table:table-cell>
          <table:table-cell office:value-type="float" office:value="14.255">
            <text:p>14.255</text:p>
          </table:table-cell>
          <table:table-cell office:value-type="float" office:value="0.093">
            <text:p>0.093</text:p>
          </table:table-cell>
          <table:table-cell table:style-name="ce2" table:formula="of:=[.B12]-[.D12]" office:value-type="float" office:value="4.935">
            <text:p>4.935</text:p>
          </table:table-cell>
          <table:table-cell table:style-name="ce2"/>
          <table:table-cell table:number-columns-repeated="5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float" office:value="21.953">
            <text:p>21.953</text:p>
          </table:table-cell>
          <table:table-cell table:style-name="ce1" office:value-type="float" office:value="0.064">
            <text:p>0.064</text:p>
          </table:table-cell>
          <table:table-cell table:number-columns-repeated="2" office:value-type="string">
            <text:p>N/A</text:p>
          </table:table-cell>
          <table:table-cell table:style-name="ce2" table:number-columns-repeated="2"/>
          <table:table-cell table:number-columns-repeated="5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18.681">
            <text:p>18.681</text:p>
          </table:table-cell>
          <table:table-cell table:style-name="ce1" office:value-type="float" office:value="0.004">
            <text:p>0.004</text:p>
          </table:table-cell>
          <table:table-cell office:value-type="float" office:value="14.381">
            <text:p>14.381</text:p>
          </table:table-cell>
          <table:table-cell office:value-type="float" office:value="0.07">
            <text:p>0.07</text:p>
          </table:table-cell>
          <table:table-cell table:style-name="ce2" table:formula="of:=[.B14]-[.D14]" office:value-type="float" office:value="4.3">
            <text:p>4.3</text:p>
          </table:table-cell>
          <table:table-cell table:style-name="ce2"/>
          <table:table-cell table:number-columns-repeated="5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19.458">
            <text:p>19.458</text:p>
          </table:table-cell>
          <table:table-cell table:style-name="ce1" office:value-type="float" office:value="0.008">
            <text:p>0.008</text:p>
          </table:table-cell>
          <table:table-cell office:value-type="float" office:value="14.628">
            <text:p>14.628</text:p>
          </table:table-cell>
          <table:table-cell office:value-type="float" office:value="0.084">
            <text:p>0.084</text:p>
          </table:table-cell>
          <table:table-cell table:style-name="ce2" table:formula="of:=[.B15]-[.D15]" office:value-type="float" office:value="4.83">
            <text:p>4.83</text:p>
          </table:table-cell>
          <table:table-cell table:style-name="ce2"/>
          <table:table-cell table:number-columns-repeated="5"/>
        </table:table-row>
        <table:table-row table:style-name="ro3">
          <table:table-cell table:number-columns-repeated="5"/>
          <table:table-cell table:formula="of:=AVERAGE([.F2:.F15])" office:value-type="float" office:value="4.60527272727273">
            <text:p>4.6052727273</text:p>
          </table:table-cell>
          <table:table-cell table:style-name="ce2"/>
          <table:table-cell table:number-columns-repeated="5"/>
        </table:table-row>
        <table:table-row table:style-name="ro3">
          <table:table-cell table:number-columns-repeated="5"/>
          <table:table-cell table:formula="of:=STDEV([.F2:.F15])" office:value-type="float" office:value="0.370557442486071">
            <text:p>0.3705574425</text:p>
          </table:table-cell>
          <table:table-cell table:number-columns-repeated="6"/>
        </table:table-row>
        <table:table-row table:style-name="ro3">
          <table:table-cell table:number-columns-repeated="12"/>
        </table:table-row>
        <table:table-row table:style-name="ro3">
          <table:table-cell/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B_PHOT</text:p>
          </table:table-cell>
          <table:table-cell office:value-type="string">
            <text:p>B_REF</text:p>
          </table:table-cell>
          <table:table-cell office:value-type="string">
            <text:p>B_REF_ERR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082">
            <text:p>208.0082</text:p>
          </table:table-cell>
          <table:table-cell office:value-type="float" office:value="39.65623">
            <text:p>39.65623</text:p>
          </table:table-cell>
          <table:table-cell office:value-type="float" office:value="20.049">
            <text:p>20.049</text:p>
          </table:table-cell>
          <table:table-cell office:value-type="float" office:value="14.474">
            <text:p>14.474</text:p>
          </table:table-cell>
          <table:table-cell office:value-type="float" office:value="0.083">
            <text:p>0.083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165">
            <text:p>208.0165</text:p>
          </table:table-cell>
          <table:table-cell office:value-type="float" office:value="39.68856">
            <text:p>39.68856</text:p>
          </table:table-cell>
          <table:table-cell office:value-type="float" office:value="19.722">
            <text:p>19.722</text:p>
          </table:table-cell>
          <table:table-cell office:value-type="float" office:value="14.246">
            <text:p>14.246</text:p>
          </table:table-cell>
          <table:table-cell office:value-type="float" office:value="0.076">
            <text:p>0.076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653">
            <text:p>208.0653</text:p>
          </table:table-cell>
          <table:table-cell office:value-type="float" office:value="39.66673">
            <text:p>39.66673</text:p>
          </table:table-cell>
          <table:table-cell office:value-type="float" office:value="22.252">
            <text:p>22.252</text:p>
          </table:table-cell>
          <table:table-cell office:value-type="float" office:value="16.562">
            <text:p>16.562</text:p>
          </table:table-cell>
          <table:table-cell office:value-type="float" office:value="0.056">
            <text:p>0.056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724">
            <text:p>208.0724</text:p>
          </table:table-cell>
          <table:table-cell office:value-type="float" office:value="39.68167">
            <text:p>39.68167</text:p>
          </table:table-cell>
          <table:table-cell office:value-type="float" office:value="20.777">
            <text:p>20.777</text:p>
          </table:table-cell>
          <table:table-cell office:value-type="float" office:value="15.146">
            <text:p>15.146</text:p>
          </table:table-cell>
          <table:table-cell office:value-type="float" office:value="0.048">
            <text:p>0.04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818">
            <text:p>208.0818</text:p>
          </table:table-cell>
          <table:table-cell office:value-type="float" office:value="39.63393">
            <text:p>39.63393</text:p>
          </table:table-cell>
          <table:table-cell office:value-type="float" office:value="21.922">
            <text:p>21.922</text:p>
          </table:table-cell>
          <table:table-cell office:value-type="float" office:value="16.475">
            <text:p>16.475</text:p>
          </table:table-cell>
          <table:table-cell office:value-type="float" office:value="0.141">
            <text:p>0.141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858">
            <text:p>208.0858</text:p>
          </table:table-cell>
          <table:table-cell office:value-type="float" office:value="39.73834">
            <text:p>39.73834</text:p>
          </table:table-cell>
          <table:table-cell office:value-type="float" office:value="21.216">
            <text:p>21.216</text:p>
          </table:table-cell>
          <table:table-cell office:value-type="float" office:value="15.593">
            <text:p>15.593</text:p>
          </table:table-cell>
          <table:table-cell office:value-type="float" office:value="0.022">
            <text:p>0.02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0879">
            <text:p>208.0879</text:p>
          </table:table-cell>
          <table:table-cell office:value-type="float" office:value="39.71287">
            <text:p>39.71287</text:p>
          </table:table-cell>
          <table:table-cell office:value-type="float" office:value="18.277">
            <text:p>18.277</text:p>
          </table:table-cell>
          <table:table-cell office:value-type="float" office:value="12.571">
            <text:p>12.571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1215">
            <text:p>208.1215</text:p>
          </table:table-cell>
          <table:table-cell office:value-type="float" office:value="39.6839">
            <text:p>39.6839</text:p>
          </table:table-cell>
          <table:table-cell office:value-type="float" office:value="23.471">
            <text:p>23.471</text:p>
          </table:table-cell>
          <table:table-cell table:number-columns-repeated="2" office:value-type="string">
            <text:p>N/A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1227">
            <text:p>208.1227</text:p>
          </table:table-cell>
          <table:table-cell office:value-type="float" office:value="39.69012">
            <text:p>39.69012</text:p>
          </table:table-cell>
          <table:table-cell office:value-type="float" office:value="22.651">
            <text:p>22.651</text:p>
          </table:table-cell>
          <table:table-cell office:value-type="float" office:value="16.699">
            <text:p>16.699</text:p>
          </table:table-cell>
          <table:table-cell office:value-type="float" office:value="0.057">
            <text:p>0.05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1236">
            <text:p>208.1236</text:p>
          </table:table-cell>
          <table:table-cell office:value-type="float" office:value="39.66581">
            <text:p>39.66581</text:p>
          </table:table-cell>
          <table:table-cell office:value-type="float" office:value="19.991">
            <text:p>19.991</text:p>
          </table:table-cell>
          <table:table-cell office:value-type="float" office:value="14.255">
            <text:p>14.255</text:p>
          </table:table-cell>
          <table:table-cell office:value-type="float" office:value="0.093">
            <text:p>0.093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1628">
            <text:p>208.1628</text:p>
          </table:table-cell>
          <table:table-cell office:value-type="float" office:value="39.72899">
            <text:p>39.72899</text:p>
          </table:table-cell>
          <table:table-cell office:value-type="float" office:value="23.004">
            <text:p>23.004</text:p>
          </table:table-cell>
          <table:table-cell table:number-columns-repeated="2" office:value-type="string">
            <text:p>N/A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1812">
            <text:p>208.1812</text:p>
          </table:table-cell>
          <table:table-cell office:value-type="float" office:value="39.68542">
            <text:p>39.68542</text:p>
          </table:table-cell>
          <table:table-cell office:value-type="float" office:value="20.018">
            <text:p>20.018</text:p>
          </table:table-cell>
          <table:table-cell office:value-type="float" office:value="14.381">
            <text:p>14.381</text:p>
          </table:table-cell>
          <table:table-cell office:value-type="float" office:value="0.07">
            <text:p>0.07</text:p>
          </table:table-cell>
          <table:table-cell table:number-columns-repeated="6"/>
        </table:table-row>
        <table:table-row table:style-name="ro3">
          <table:table-cell/>
          <table:table-cell office:value-type="float" office:value="208.2187">
            <text:p>208.2187</text:p>
          </table:table-cell>
          <table:table-cell office:value-type="float" office:value="39.6955">
            <text:p>39.6955</text:p>
          </table:table-cell>
          <table:table-cell office:value-type="float" office:value="20.352">
            <text:p>20.352</text:p>
          </table:table-cell>
          <table:table-cell office:value-type="float" office:value="14.628">
            <text:p>14.628</text:p>
          </table:table-cell>
          <table:table-cell office:value-type="float" office:value="0.084">
            <text:p>0.084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20:Sheet1.F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5-11-12T17:47:56</meta:creation-date>
    <dc:date>2016-01-13T14:19:04</dc:date>
    <dc:creator>Ryan Hofmann</dc:creator>
    <meta:editing-duration>PT14M43S</meta:editing-duration>
    <meta:editing-cycles>4</meta:editing-cycles>
    <meta:generator>LibreOffice/3.5$Linux_X86_64 LibreOffice_project/350m1$Build-2</meta:generator>
    <meta:document-statistic meta:table-count="3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4.201cm" style:legend-expansion="high" chart:style-name="ch2"/>
        <chart:plot-area chart:style-name="ch3" table:cell-range-address="Sheet1.K2:Sheet1.L9 Sheet1.L1:Sheet1.L1" chart:data-source-has-labels="row" svg:x="0.77cm" svg:y="0.855cm" svg:width="12.618cm" svg:height="7.545cm">
          <chartooo:coordinate-region svg:x="1.682cm" svg:y="1.054cm" svg:width="11.466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9" chart:label-cell-address="Sheet1.L1:Sheet1.L1" chart:class="chart:scatter">
            <chart:domain table:cell-range-address="Sheet1.K2:Sheet1.K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_MAG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54">
                <text:p>5.654</text:p>
                <draw:g>
                  <svg:desc>Sheet1.K2:Sheet1.K9</svg:desc>
                </draw:g>
              </table:table-cell>
              <table:table-cell office:value-type="float" office:value="17.783">
                <text:p>17.783</text:p>
                <draw:g>
                  <svg:desc>Sheet1.L2:Sheet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29">
                <text:p>5.429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34">
                <text:p>5.334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83">
                <text:p>4.783</text:p>
              </table:table-cell>
              <table:table-cell office:value-type="float" office:value="17.484">
                <text:p>17.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92">
                <text:p>5.592</text:p>
              </table:table-cell>
              <table:table-cell office:value-type="float" office:value="17.973">
                <text:p>17.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24">
                <text:p>5.424</text:p>
              </table:table-cell>
              <table:table-cell office:value-type="float" office:value="17.828">
                <text:p>17.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05">
                <text:p>4.605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3">
                <text:p>5.103</text:p>
              </table:table-cell>
              <table:table-cell office:value-type="float" office:value="17.754">
                <text:p>17.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